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solid" draw:fill-color="#83ca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94bd5e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ffffcc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solid" draw:fill-color="#9999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solid" draw:fill-color="#cc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fill="none" draw:textarea-vertical-align="middle"/>
    </style:style>
    <style:style style:name="gr9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cm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text-properties fo:color="#000000" fo:font-size="13pt" style:font-size-asian="13pt" style:font-size-complex="13pt"/>
    </style:style>
    <style:style style:name="P2" style:family="paragraph">
      <style:paragraph-properties fo:text-align="center"/>
      <style:text-properties fo:color="#000000" fo:font-size="10pt" style:font-size-asian="10pt" style:font-size-complex="10pt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paragraph-properties fo:text-align="center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color="#000000" fo:font-size="13pt" style:font-size-asian="13pt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922cm" svg:height="0.763cm" svg:x="0cm" svg:y="0cm">
          <draw:text-box>
            <text:p><text:span text:style-name="T1">Startpopulation bilden</text:span></text:p>
          </draw:text-box>
        </draw:frame>
        <draw:frame draw:style-name="gr2" draw:text-style-name="P1" draw:layer="layout" svg:width="6.598cm" svg:height="0.763cm" svg:x="7cm" svg:y="3cm">
          <draw:text-box>
            <text:p><text:span text:style-name="T1">Bewertung der Chromosomen</text:span></text:p>
          </draw:text-box>
        </draw:frame>
        <draw:frame draw:style-name="gr3" draw:text-style-name="P1" draw:layer="layout" svg:width="7.385cm" svg:height="0.763cm" svg:x="7cm" svg:y="5cm">
          <draw:text-box>
            <text:p><text:span text:style-name="T1">Selektion der Elternchromosomen</text:span></text:p>
          </draw:text-box>
        </draw:frame>
        <draw:frame draw:style-name="gr4" draw:text-style-name="P1" draw:layer="layout" svg:width="8.554cm" svg:height="0.763cm" svg:x="7.046cm" svg:y="7.037cm">
          <draw:text-box>
            <text:p><text:span text:style-name="T1">Rekombination der Elternchromosomen</text:span></text:p>
          </draw:text-box>
        </draw:frame>
        <draw:frame draw:style-name="gr5" draw:text-style-name="P1" draw:layer="layout" svg:width="8.097cm" svg:height="0.763cm" svg:x="7.046cm" svg:y="9.037cm">
          <draw:text-box>
            <text:p><text:span text:style-name="T1">Mutation der Allele des Nachwuchses</text:span></text:p>
          </draw:text-box>
        </draw:frame>
        <draw:frame draw:style-name="gr6" draw:text-style-name="P1" draw:layer="layout" svg:width="6.496cm" svg:height="0.763cm" svg:x="7.004cm" svg:y="11cm">
          <draw:text-box>
            <text:p><text:span text:style-name="T1">Ersetzen der alten Population</text:span></text:p>
          </draw:text-box>
        </draw:frame>
        <draw:line draw:style-name="gr7" draw:text-style-name="P2" draw:layer="layout" svg:x1="8cm" svg:y1="0.8cm" svg:x2="8cm" svg:y2="3cm">
          <text:p/>
        </draw:line>
        <draw:line draw:style-name="gr7" draw:text-style-name="P3" draw:layer="layout" svg:x1="8cm" svg:y1="3.8cm" svg:x2="8cm" svg:y2="5cm">
          <text:p/>
        </draw:line>
        <draw:line draw:style-name="gr7" draw:text-style-name="P3" draw:layer="layout" svg:x1="8cm" svg:y1="5.8cm" svg:x2="8cm" svg:y2="7cm">
          <text:p/>
        </draw:line>
        <draw:line draw:style-name="gr7" draw:text-style-name="P3" draw:layer="layout" svg:x1="8cm" svg:y1="7.863cm" svg:x2="8cm" svg:y2="9.1cm">
          <text:p/>
        </draw:line>
        <draw:line draw:style-name="gr8" draw:text-style-name="P3" draw:layer="layout" svg:x1="6.6cm" svg:y1="12.4cm" svg:x2="6.6cm" svg:y2="0.8cm">
          <text:p/>
        </draw:line>
        <draw:frame draw:style-name="gr9" draw:text-style-name="P4" draw:layer="layout" svg:width="5.455cm" svg:height="0.763cm" svg:x="6.2cm" svg:y="0cm">
          <draw:text-box>
            <text:p><text:span text:style-name="T2">Abbruchkriterium erfüllt?</text:span></text:p>
          </draw:text-box>
        </draw:frame>
        <draw:line draw:style-name="gr7" draw:text-style-name="P3" draw:layer="layout" svg:x1="8cm" svg:y1="9.8cm" svg:x2="8cm" svg:y2="11.037cm">
          <text:p/>
        </draw:line>
        <draw:line draw:style-name="gr7" draw:text-style-name="P5" draw:layer="layout" svg:x1="4.9cm" svg:y1="0.4cm" svg:x2="6.2cm" svg:y2="0.4cm">
          <text:p/>
        </draw:line>
        <draw:frame draw:style-name="gr10" draw:text-style-name="P6" draw:layer="layout" svg:width="1.3cm" svg:height="0.645cm" svg:x="7.8cm" svg:y="1.155cm">
          <draw:text-box>
            <text:p><text:span text:style-name="T3">nein</text:span></text:p>
          </draw:text-box>
        </draw:frame>
        <draw:line draw:style-name="gr11" draw:text-style-name="P5" draw:layer="layout" svg:x1="6.6cm" svg:y1="12.4cm" svg:x2="8cm" svg:y2="12.4cm">
          <text:p/>
        </draw:line>
        <draw:line draw:style-name="gr11" draw:text-style-name="P5" draw:layer="layout" svg:x1="8cm" svg:y1="12.4cm" svg:x2="8cm" svg:y2="11.8cm">
          <text:p/>
        </draw:line>
        <draw:frame draw:style-name="gr1" draw:text-style-name="P1" draw:layer="layout" svg:width="4.566cm" svg:height="0.763cm" svg:x="12.978cm" svg:y="0.037cm">
          <draw:text-box>
            <text:p><text:span text:style-name="T1">Auswahl der Besten</text:span></text:p>
          </draw:text-box>
        </draw:frame>
        <draw:line draw:style-name="gr7" draw:text-style-name="P5" draw:layer="layout" svg:x1="11.7cm" svg:y1="0.4cm" svg:x2="13cm" svg:y2="0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09cm" fo:margin-left="0cm" fo:margin-right="0cm" fo:page-width="17.6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7-11T12:59:12</dc:date>
    <dc:creator>NN BP2</dc:creator>
    <meta:generator>LibreOffice/3.5$Linux_X86_64 LibreOffice_project/350m1$Build-2</meta:generator>
    <meta:editing-duration>PT6M19S</meta:editing-duration>
    <meta:editing-cycles>4</meta:editing-cycles>
    <meta:document-statistic meta:object-count="19"/>
  </office:meta>
</office:document-meta>
</file>